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rebuchetMS" svg:font-family="TrebuchetMS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3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b0007" style:text-align-source="fix" style:repeat-content="false" fo:border="0.06pt solid #000000"/>
      <style:paragraph-properties fo:text-align="center"/>
      <style:text-properties fo:color="#ffffff" style:text-outline="false" style:text-line-through-style="none" style:text-line-through-type="none" style:font-name="Verdana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6d" style:text-align-source="fix" style:repeat-content="false" fo:border="0.06pt solid #000000"/>
      <style:paragraph-properties fo:text-align="center"/>
      <style:text-properties fo:color="#ffffff" style:text-outline="false" style:text-line-through-style="none" style:text-line-through-type="none" style:font-name="Verdana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aeaea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rebuchet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Ratings and Statistics as of Monday June 20 2016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a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loratings.net/Argentina.htm" xlink:type="simple">Argentina</text:a></text:p>
          </table:table-cell>
          <table:table-cell office:value-type="float" office:value="2074" calcext:value-type="float">
            <text:p>20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eloratings.net/Germany.htm" xlink:type="simple">Germany</text:a>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loratings.net/Spain.htm" xlink:type="simple">Spain</text:a>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eloratings.net/Chile.htm" xlink:type="simple">Chile</text:a>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eloratings.net/Brazil.htm" xlink:type="simple">Brazil</text:a>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eloratings.net/France.htm" xlink:type="simple">France</text:a></text:p>
          </table:table-cell>
          <table:table-cell office:value-type="float" office:value="1945" calcext:value-type="float">
            <text:p>19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eloratings.net/Colombia.htm" xlink:type="simple">Colombia</text:a></text:p>
          </table:table-cell>
          <table:table-cell office:value-type="float" office:value="1944" calcext:value-type="float">
            <text:p>19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eloratings.net/England.htm" xlink:type="simple">England</text:a>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eloratings.net/Italy.htm" xlink:type="simple">Italy</text:a>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eloratings.net/Netherlands.htm" xlink:type="simple">Netherlands</text:a></text:p>
          </table:table-cell>
          <table:table-cell office:value-type="float" office:value="1903" calcext:value-type="float">
            <text:p>190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eloratings.net/Mexico.htm" xlink:type="simple">Mexico</text:a>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eloratings.net/Belgium.htm" xlink:type="simple">Belgium</text:a></text:p>
          </table:table-cell>
          <table:table-cell office:value-type="float" office:value="1885" calcext:value-type="float">
            <text:p>188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eloratings.net/Uruguay.htm" xlink:type="simple">Uruguay</text:a></text:p>
          </table:table-cell>
          <table:table-cell office:value-type="float" office:value="1877" calcext:value-type="float">
            <text:p>187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eloratings.net/Portugal.htm" xlink:type="simple">Portugal</text:a></text:p>
          </table:table-cell>
          <table:table-cell office:value-type="float" office:value="1859" calcext:value-type="float">
            <text:p>185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eloratings.net/Ecuador.htm" xlink:type="simple">Ecuador</text:a></text:p>
          </table:table-cell>
          <table:table-cell office:value-type="float" office:value="1839" calcext:value-type="float">
            <text:p>18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eloratings.net/Peru.htm" xlink:type="simple">Peru</text:a></text:p>
          </table:table-cell>
          <table:table-cell office:value-type="float" office:value="1824" calcext:value-type="float">
            <text:p>182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eloratings.net/Croatia.htm" xlink:type="simple">Croatia</text:a></text:p>
          </table:table-cell>
          <table:table-cell office:value-type="float" office:value="1814" calcext:value-type="float">
            <text:p>181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eloratings.net/USA.htm" xlink:type="simple">United States</text:a></text:p>
          </table:table-cell>
          <table:table-cell office:value-type="float" office:value="1793" calcext:value-type="float">
            <text:p>179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eloratings.net/South_Korea.htm" xlink:type="simple">South Korea</text:a></text:p>
          </table:table-cell>
          <table:table-cell office:value-type="float" office:value="1785" calcext:value-type="float">
            <text:p>178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eloratings.net/Switzerland.htm" xlink:type="simple">Switzerland</text:a></text:p>
          </table:table-cell>
          <table:table-cell office:value-type="float" office:value="1774" calcext:value-type="float">
            <text:p>17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eloratings.net/Poland.htm" xlink:type="simple">Poland</text:a></text:p>
          </table:table-cell>
          <table:table-cell office:value-type="float" office:value="1774" calcext:value-type="float">
            <text:p>17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eloratings.net/Costa_Rica.htm" xlink:type="simple">Costa Rica</text:a></text:p>
          </table:table-cell>
          <table:table-cell office:value-type="float" office:value="1769" calcext:value-type="float">
            <text:p>176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eloratings.net/Turkey.htm" xlink:type="simple">Turkey</text:a></text:p>
          </table:table-cell>
          <table:table-cell office:value-type="float" office:value="1756" calcext:value-type="float">
            <text:p>175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eloratings.net/Slovakia.htm" xlink:type="simple">Slovakia</text:a></text:p>
          </table:table-cell>
          <table:table-cell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eloratings.net/Bosnia_Herz.htm" xlink:type="simple">Bosnia and Herzegovina</text:a></text:p>
          </table:table-cell>
          <table:table-cell office:value-type="float" office:value="1741" calcext:value-type="float">
            <text:p>174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eloratings.net/Japan.htm" xlink:type="simple">Japan</text:a></text:p>
          </table:table-cell>
          <table:table-cell office:value-type="float" office:value="1739" calcext:value-type="float">
            <text:p>173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eloratings.net/Ukraine.htm" xlink:type="simple">Ukraine</text:a></text:p>
          </table:table-cell>
          <table:table-cell office:value-type="float" office:value="1736" calcext:value-type="float">
            <text:p>173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eloratings.net/Iran.htm" xlink:type="simple">Iran</text:a></text:p>
          </table:table-cell>
          <table:table-cell office:value-type="float" office:value="1729" calcext:value-type="float">
            <text:p>172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eloratings.net/Czechia.htm" xlink:type="simple">Czechia</text:a>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eloratings.net/Sweden.htm" xlink:type="simple">Sweden</text:a></text:p>
          </table:table-cell>
          <table:table-cell office:value-type="float" office:value="1724" calcext:value-type="float">
            <text:p>172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eloratings.net/Ivory_Coast.htm" xlink:type="simple">Ivory Coast</text:a></text:p>
          </table:table-cell>
          <table:table-cell office:value-type="float" office:value="1723" calcext:value-type="float">
            <text:p>172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eloratings.net/Denmark.htm" xlink:type="simple">Denmark</text:a></text:p>
          </table:table-cell>
          <table:table-cell office:value-type="float" office:value="1722" calcext:value-type="float">
            <text:p>172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eloratings.net/Austria.htm" xlink:type="simple">Austria</text:a></text:p>
          </table:table-cell>
          <table:table-cell office:value-type="float" office:value="1717" calcext:value-type="float">
            <text:p>171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eloratings.net/Serbia.htm" xlink:type="simple">Serbia</text:a>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eloratings.net/Hungary.htm" xlink:type="simple">Hungary</text:a>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www.eloratings.net/Ireland.htm" xlink:type="simple">Ireland</text:a></text:p>
          </table:table-cell>
          <table:table-cell office:value-type="float" office:value="1706" calcext:value-type="float">
            <text:p>170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eloratings.net/Paraguay.htm" xlink:type="simple">Paraguay</text:a></text:p>
          </table:table-cell>
          <table:table-cell office:value-type="float" office:value="1705" calcext:value-type="float">
            <text:p>170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eloratings.net/Wales.htm" xlink:type="simple">Wales</text:a></text:p>
          </table:table-cell>
          <table:table-cell office:value-type="float" office:value="1705" calcext:value-type="float">
            <text:p>170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www.eloratings.net/Australia.htm" xlink:type="simple">Australia</text:a>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www.eloratings.net/Romania.htm" xlink:type="simple">Romania</text:a></text:p>
          </table:table-cell>
          <table:table-cell office:value-type="float" office:value="1689" calcext:value-type="float">
            <text:p>168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www.eloratings.net/Scotland.htm" xlink:type="simple">Scotland</text:a></text:p>
          </table:table-cell>
          <table:table-cell office:value-type="float" office:value="1686" calcext:value-type="float">
            <text:p>168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www.eloratings.net/Senegal.htm" xlink:type="simple">Senegal</text:a></text:p>
          </table:table-cell>
          <table:table-cell office:value-type="float" office:value="1680" calcext:value-type="float">
            <text:p>168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www.eloratings.net/Russia.htm" xlink:type="simple">Russia</text:a>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www.eloratings.net/Venezuela.htm" xlink:type="simple">Venezuela</text:a>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www.eloratings.net/Iceland.htm" xlink:type="simple">Iceland</text:a></text:p>
          </table:table-cell>
          <table:table-cell office:value-type="float" office:value="1659" calcext:value-type="float">
            <text:p>165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www.eloratings.net/Panama.htm" xlink:type="simple">Panama</text:a></text:p>
          </table:table-cell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www.eloratings.net/Algeria.htm" xlink:type="simple">Algeria</text:a></text:p>
          </table:table-cell>
          <table:table-cell office:value-type="float" office:value="1653" calcext:value-type="float">
            <text:p>165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www.eloratings.net/Egypt.htm" xlink:type="simple">Egypt</text:a></text:p>
          </table:table-cell>
          <table:table-cell office:value-type="float" office:value="1652" calcext:value-type="float">
            <text:p>165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www.eloratings.net/Ghana.htm" xlink:type="simple">Ghana</text:a></text:p>
          </table:table-cell>
          <table:table-cell office:value-type="float" office:value="1639" calcext:value-type="float">
            <text:p>163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eloratings.net/Nthrn_Irelnd.htm" xlink:type="simple">Northern Ireland</text:a>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eloratings.net/Uzbekistan.htm" xlink:type="simple">Uzbekistan</text:a></text:p>
          </table:table-cell>
          <table:table-cell office:value-type="float" office:value="1638" calcext:value-type="float">
            <text:p>163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www.eloratings.net/Nigeria.htm" xlink:type="simple">Nigeria</text:a></text:p>
          </table:table-cell>
          <table:table-cell office:value-type="float" office:value="1620" calcext:value-type="float">
            <text:p>162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www.eloratings.net/Cameroon.htm" xlink:type="simple">Cameroon</text:a></text:p>
          </table:table-cell>
          <table:table-cell office:value-type="float" office:value="1612" calcext:value-type="float">
            <text:p>161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www.eloratings.net/Norway.htm" xlink:type="simple">Norway</text:a>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www.eloratings.net/Albania.htm" xlink:type="simple">Albania</text:a>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www.eloratings.net/Greece.htm" xlink:type="simple">Greece</text:a></text:p>
          </table:table-cell>
          <table:table-cell office:value-type="float" office:value="1592" calcext:value-type="float">
            <text:p>159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www.eloratings.net/Slovenia.htm" xlink:type="simple">Slovenia</text:a></text:p>
          </table:table-cell>
          <table:table-cell office:value-type="float" office:value="1588" calcext:value-type="float">
            <text:p>158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www.eloratings.net/South_Africa.htm" xlink:type="simple">South Africa</text:a></text:p>
          </table:table-cell>
          <table:table-cell office:value-type="float" office:value="1580" calcext:value-type="float">
            <text:p>158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www.eloratings.net/DR_Congo.htm" xlink:type="simple">Democratic Republic of Congo</text:a></text:p>
          </table:table-cell>
          <table:table-cell office:value-type="float" office:value="1578" calcext:value-type="float">
            <text:p>157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eloratings.net/Morocco.htm" xlink:type="simple">Morocco</text:a></text:p>
          </table:table-cell>
          <table:table-cell office:value-type="float" office:value="1573" calcext:value-type="float">
            <text:p>157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www.eloratings.net/UAE.htm" xlink:type="simple">United Arab Emirates</text:a></text:p>
          </table:table-cell>
          <table:table-cell office:value-type="float" office:value="1570" calcext:value-type="float">
            <text:p>157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www.eloratings.net/Mali.htm" xlink:type="simple">Mali</text:a></text:p>
          </table:table-cell>
          <table:table-cell office:value-type="float" office:value="1564" calcext:value-type="float">
            <text:p>156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www.eloratings.net/Bulgaria.htm" xlink:type="simple">Bulgaria</text:a>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www.eloratings.net/New_Zealand.htm" xlink:type="simple">New Zealand</text:a></text:p>
          </table:table-cell>
          <table:table-cell office:value-type="float" office:value="1559" calcext:value-type="float">
            <text:p>155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www.eloratings.net/Belarus.htm" xlink:type="simple">Belarus</text:a></text:p>
          </table:table-cell>
          <table:table-cell office:value-type="float" office:value="1559" calcext:value-type="float">
            <text:p>155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www.eloratings.net/Trini_Tobago.htm" xlink:type="simple">Trinidad and Tobago</text:a></text:p>
          </table:table-cell>
          <table:table-cell office:value-type="float" office:value="1557" calcext:value-type="float">
            <text:p>155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www.eloratings.net/China.htm" xlink:type="simple">China</text:a></text:p>
          </table:table-cell>
          <table:table-cell office:value-type="float" office:value="1557" calcext:value-type="float">
            <text:p>155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www.eloratings.net/Tunisia.htm" xlink:type="simple">Tunisia</text:a></text:p>
          </table:table-cell>
          <table:table-cell office:value-type="float" office:value="1556" calcext:value-type="float">
            <text:p>155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www.eloratings.net/Bolivia.htm" xlink:type="simple">Bolivia</text:a></text:p>
          </table:table-cell>
          <table:table-cell office:value-type="float" office:value="1553" calcext:value-type="float">
            <text:p>155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www.eloratings.net/Finland.htm" xlink:type="simple">Finland</text:a></text:p>
          </table:table-cell>
          <table:table-cell office:value-type="float" office:value="1550" calcext:value-type="float">
            <text:p>155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www.eloratings.net/Israel.htm" xlink:type="simple">Israel</text:a></text:p>
          </table:table-cell>
          <table:table-cell office:value-type="float" office:value="1546" calcext:value-type="float">
            <text:p>154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www.eloratings.net/Jamaica.htm" xlink:type="simple">Jamaica</text:a>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www.eloratings.net/Saudi_Arabia.htm" xlink:type="simple">Saudi Arabia</text:a></text:p>
          </table:table-cell>
          <table:table-cell office:value-type="float" office:value="1528" calcext:value-type="float">
            <text:p>152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www.eloratings.net/Montenegro.htm" xlink:type="simple">Montenegro</text:a></text:p>
          </table:table-cell>
          <table:table-cell office:value-type="float" office:value="1527" calcext:value-type="float">
            <text:p>152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www.eloratings.net/Guinea.htm" xlink:type="simple">Guinea</text:a></text:p>
          </table:table-cell>
          <table:table-cell office:value-type="float" office:value="1524" calcext:value-type="float">
            <text:p>152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www.eloratings.net/Jordan.htm" xlink:type="simple">Jordan</text:a></text:p>
          </table:table-cell>
          <table:table-cell office:value-type="float" office:value="1521" calcext:value-type="float">
            <text:p>152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www.eloratings.net/Qatar.htm" xlink:type="simple">Qatar</text:a></text:p>
          </table:table-cell>
          <table:table-cell office:value-type="float" office:value="1513" calcext:value-type="float">
            <text:p>151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www.eloratings.net/Honduras.htm" xlink:type="simple">Honduras</text:a></text:p>
          </table:table-cell>
          <table:table-cell office:value-type="float" office:value="1508" calcext:value-type="float">
            <text:p>150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www.eloratings.net/Uganda.htm" xlink:type="simple">Uganda</text:a></text:p>
          </table:table-cell>
          <table:table-cell office:value-type="float" office:value="1506" calcext:value-type="float">
            <text:p>150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www.eloratings.net/Syria.htm" xlink:type="simple">Syria</text:a></text:p>
          </table:table-cell>
          <table:table-cell office:value-type="float" office:value="1505" calcext:value-type="float">
            <text:p>150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www.eloratings.net/Cape_Verde_I.htm" xlink:type="simple">Cape Verde</text:a></text:p>
          </table:table-cell>
          <table:table-cell office:value-type="float" office:value="1504" calcext:value-type="float">
            <text:p>150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www.eloratings.net/Canada.htm" xlink:type="simple">Canada</text:a></text:p>
          </table:table-cell>
          <table:table-cell office:value-type="float" office:value="1501" calcext:value-type="float">
            <text:p>150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www.eloratings.net/Armenia.htm" xlink:type="simple">Armenia</text:a></text:p>
          </table:table-cell>
          <table:table-cell office:value-type="float" office:value="1499" calcext:value-type="float">
            <text:p>149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www.eloratings.net/North_Korea.htm" xlink:type="simple">North Korea</text:a></text:p>
          </table:table-cell>
          <table:table-cell office:value-type="float" office:value="1494" calcext:value-type="float">
            <text:p>149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www.eloratings.net/Iraq.htm" xlink:type="simple">Iraq</text:a></text:p>
          </table:table-cell>
          <table:table-cell office:value-type="float" office:value="1491" calcext:value-type="float">
            <text:p>149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www.eloratings.net/Guatemala.htm" xlink:type="simple">Guatemala</text:a></text:p>
          </table:table-cell>
          <table:table-cell office:value-type="float" office:value="1475" calcext:value-type="float">
            <text:p>147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www.eloratings.net/Libya.htm" xlink:type="simple">Libya</text:a>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www.eloratings.net/Kuwait.htm" xlink:type="simple">Kuwait</text:a></text:p>
          </table:table-cell>
          <table:table-cell office:value-type="float" office:value="1466" calcext:value-type="float">
            <text:p>146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eloratings.net/Haiti.htm" xlink:type="simple">Haiti</text:a></text:p>
          </table:table-cell>
          <table:table-cell office:value-type="float" office:value="1463" calcext:value-type="float">
            <text:p>146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eloratings.net/Oman.htm" xlink:type="simple">Oman</text:a></text:p>
          </table:table-cell>
          <table:table-cell office:value-type="float" office:value="1463" calcext:value-type="float">
            <text:p>146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www.eloratings.net/Georgia.htm" xlink:type="simple">Georgia</text:a>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www.eloratings.net/Burkina_Faso.htm" xlink:type="simple">Burkina Faso</text:a>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www.eloratings.net/Zambia.htm" xlink:type="simple">Zambia</text:a>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www.eloratings.net/Martinique.htm" xlink:type="simple">Martinique</text:a></text:p>
          </table:table-cell>
          <table:table-cell office:value-type="float" office:value="1457" calcext:value-type="float">
            <text:p>145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www.eloratings.net/Latvia.htm" xlink:type="simple">Latvia</text:a>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www.eloratings.net/Congo.htm" xlink:type="simple">Congo</text:a></text:p>
          </table:table-cell>
          <table:table-cell office:value-type="float" office:value="1450" calcext:value-type="float">
            <text:p>145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www.eloratings.net/Estonia.htm" xlink:type="simple">Estonia</text:a></text:p>
          </table:table-cell>
          <table:table-cell office:value-type="float" office:value="1444" calcext:value-type="float">
            <text:p>144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www.eloratings.net/Gabon.htm" xlink:type="simple">Gabon</text:a></text:p>
          </table:table-cell>
          <table:table-cell office:value-type="float" office:value="1442" calcext:value-type="float">
            <text:p>144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www.eloratings.net/Thailand.htm" xlink:type="simple">Thailand</text:a></text:p>
          </table:table-cell>
          <table:table-cell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www.eloratings.net/Lithuania.htm" xlink:type="simple">Lithuania</text:a></text:p>
          </table:table-cell>
          <table:table-cell office:value-type="float" office:value="1417" calcext:value-type="float">
            <text:p>141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www.eloratings.net/Bahrain.htm" xlink:type="simple">Bahrain</text:a>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www.eloratings.net/Benin.htm" xlink:type="simple">Benin</text:a>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www.eloratings.net/Northern_Cyprus.htm" xlink:type="simple">Northern Cyprus</text:a></text:p>
          </table:table-cell>
          <table:table-cell office:value-type="float" office:value="1413" calcext:value-type="float">
            <text:p>141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www.eloratings.net/Zimbabwe.htm" xlink:type="simple">Zimbabwe</text:a></text:p>
          </table:table-cell>
          <table:table-cell office:value-type="float" office:value="1408" calcext:value-type="float">
            <text:p>140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www.eloratings.net/El_Salvador.htm" xlink:type="simple">El Salvador</text:a></text:p>
          </table:table-cell>
          <table:table-cell office:value-type="float" office:value="1408" calcext:value-type="float">
            <text:p>140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www.eloratings.net/Macedonia.htm" xlink:type="simple">Macedonia</text:a>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www.eloratings.net/Togo.htm" xlink:type="simple">Togo</text:a>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://www.eloratings.net/Kazakhstan.htm" xlink:type="simple">Kazakhstan</text:a></text:p>
          </table:table-cell>
          <table:table-cell office:value-type="float" office:value="1395" calcext:value-type="float">
            <text:p>139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www.eloratings.net/Cyprus.htm" xlink:type="simple">Cyprus</text:a></text:p>
          </table:table-cell>
          <table:table-cell office:value-type="float" office:value="1393" calcext:value-type="float">
            <text:p>139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www.eloratings.net/Kosovo.htm" xlink:type="simple">Kosovo</text:a></text:p>
          </table:table-cell>
          <table:table-cell office:value-type="float" office:value="1391" calcext:value-type="float">
            <text:p>139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://www.eloratings.net/Reunion.htm" xlink:type="simple">Reunion</text:a></text:p>
          </table:table-cell>
          <table:table-cell office:value-type="float" office:value="1388" calcext:value-type="float">
            <text:p>138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www.eloratings.net/Azerbaijan.htm" xlink:type="simple">Azerbaijan</text:a></text:p>
          </table:table-cell>
          <table:table-cell office:value-type="float" office:value="1368" calcext:value-type="float">
            <text:p>136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www.eloratings.net/Lebanon.htm" xlink:type="simple">Lebanon</text:a></text:p>
          </table:table-cell>
          <table:table-cell office:value-type="float" office:value="1365" calcext:value-type="float">
            <text:p>136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://www.eloratings.net/New_Caledonia.htm" xlink:type="simple">New Caledonia</text:a></text:p>
          </table:table-cell>
          <table:table-cell office:value-type="float" office:value="1359" calcext:value-type="float">
            <text:p>135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://www.eloratings.net/Sierra_Leone.htm" xlink:type="simple">Sierra Leone</text:a></text:p>
          </table:table-cell>
          <table:table-cell office:value-type="float" office:value="1354" calcext:value-type="float">
            <text:p>135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www.eloratings.net/Mozambique.htm" xlink:type="simple">Mozambique</text:a>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://www.eloratings.net/Kenya.htm" xlink:type="simple">Kenya</text:a>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www.eloratings.net/Palestine.htm" xlink:type="simple">Palestine</text:a></text:p>
          </table:table-cell>
          <table:table-cell office:value-type="float" office:value="1339" calcext:value-type="float">
            <text:p>133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www.eloratings.net/Burundi.htm" xlink:type="simple">Burundi</text:a>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://www.eloratings.net/Equat_Guinea.htm" xlink:type="simple">Equatorial Guinea</text:a></text:p>
          </table:table-cell>
          <table:table-cell office:value-type="float" office:value="1334" calcext:value-type="float">
            <text:p>133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www.eloratings.net/Liberia.htm" xlink:type="simple">Liberia</text:a></text:p>
          </table:table-cell>
          <table:table-cell office:value-type="float" office:value="1331" calcext:value-type="float">
            <text:p>133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://www.eloratings.net/Namibia.htm" xlink:type="simple">Namibia</text:a></text:p>
          </table:table-cell>
          <table:table-cell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www.eloratings.net/Swaziland.htm" xlink:type="simple">Swaziland</text:a></text:p>
          </table:table-cell>
          <table:table-cell office:value-type="float" office:value="1327" calcext:value-type="float">
            <text:p>132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://www.eloratings.net/Moldova.htm" xlink:type="simple">Moldova</text:a></text:p>
          </table:table-cell>
          <table:table-cell office:value-type="float" office:value="1326" calcext:value-type="float">
            <text:p>132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://www.eloratings.net/Tanzania.htm" xlink:type="simple">Tanzania</text:a></text:p>
          </table:table-cell>
          <table:table-cell office:value-type="float" office:value="1326" calcext:value-type="float">
            <text:p>132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www.eloratings.net/Cn_Africn_Rp.htm" xlink:type="simple">Central African Republic</text:a></text:p>
          </table:table-cell>
          <table:table-cell office:value-type="float" office:value="1322" calcext:value-type="float">
            <text:p>132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www.eloratings.net/Malawi.htm" xlink:type="simple">Malawi</text:a></text:p>
          </table:table-cell>
          <table:table-cell office:value-type="float" office:value="1322" calcext:value-type="float">
            <text:p>132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://www.eloratings.net/Mauritania.htm" xlink:type="simple">Mauritania</text:a></text:p>
          </table:table-cell>
          <table:table-cell office:value-type="float" office:value="1306" calcext:value-type="float">
            <text:p>1306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://www.eloratings.net/Botswana.htm" xlink:type="simple">Botswana</text:a></text:p>
          </table:table-cell>
          <table:table-cell office:value-type="float" office:value="1303" calcext:value-type="float">
            <text:p>130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www.eloratings.net/Cuba.htm" xlink:type="simple">Cuba</text:a>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www.eloratings.net/Sudan.htm" xlink:type="simple">Sudan</text:a>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www.eloratings.net/Ethiopia.htm" xlink:type="simple">Ethiopia</text:a></text:p>
          </table:table-cell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://www.eloratings.net/Fiji.htm" xlink:type="simple">Fiji</text:a>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www.eloratings.net/Rwanda.htm" xlink:type="simple">Rwanda</text:a></text:p>
          </table:table-cell>
          <table:table-cell office:value-type="float" office:value="1290" calcext:value-type="float">
            <text:p>129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www.eloratings.net/St_Ktts_Nvis.htm" xlink:type="simple">Saint Kitts and Nevis</text:a></text:p>
          </table:table-cell>
          <table:table-cell office:value-type="float" office:value="1290" calcext:value-type="float">
            <text:p>129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://www.eloratings.net/Zanzibar.htm" xlink:type="simple">Zanzibar</text:a></text:p>
          </table:table-cell>
          <table:table-cell office:value-type="float" office:value="1289" calcext:value-type="float">
            <text:p>128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://www.eloratings.net/Turkmenistan.htm" xlink:type="simple">Turkmenistan</text:a>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www.eloratings.net/Gambia.htm" xlink:type="simple">Gambia</text:a></text:p>
          </table:table-cell>
          <table:table-cell office:value-type="float" office:value="1285" calcext:value-type="float">
            <text:p>128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www.eloratings.net/Guinea_Bssau.htm" xlink:type="simple">Guinea-Bissau</text:a></text:p>
          </table:table-cell>
          <table:table-cell office:value-type="float" office:value="1285" calcext:value-type="float">
            <text:p>128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://www.eloratings.net/Guadeloupe.htm" xlink:type="simple">Guadeloupe</text:a></text:p>
          </table:table-cell>
          <table:table-cell office:value-type="float" office:value="1275" calcext:value-type="float">
            <text:p>127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://www.eloratings.net/Tahiti.htm" xlink:type="simple">Tahiti</text:a></text:p>
          </table:table-cell>
          <table:table-cell office:value-type="float" office:value="1274" calcext:value-type="float">
            <text:p>127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://www.eloratings.net/Chad.htm" xlink:type="simple">Chad</text:a>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://www.eloratings.net/Philippines.htm" xlink:type="simple">Philippines</text:a>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://www.eloratings.net/Frnch_Guyana.htm" xlink:type="simple">French Guiana</text:a>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://www.eloratings.net/Niger.htm" xlink:type="simple">Niger</text:a>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www.eloratings.net/Vietnam.htm" xlink:type="simple">Vietnam</text:a></text:p>
          </table:table-cell>
          <table:table-cell office:value-type="float" office:value="1257" calcext:value-type="float">
            <text:p>125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www.eloratings.net/Nicaragua.htm" xlink:type="simple">Nicaragua</text:a></text:p>
          </table:table-cell>
          <table:table-cell office:value-type="float" office:value="1257" calcext:value-type="float">
            <text:p>125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www.eloratings.net/Madagascar.htm" xlink:type="simple">Madagascar</text:a></text:p>
          </table:table-cell>
          <table:table-cell office:value-type="float" office:value="1241" calcext:value-type="float">
            <text:p>124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www.eloratings.net/Vanuatu.htm" xlink:type="simple">Vanuatu</text:a></text:p>
          </table:table-cell>
          <table:table-cell office:value-type="float" office:value="1237" calcext:value-type="float">
            <text:p>123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://www.eloratings.net/Lesotho.htm" xlink:type="simple">Lesotho</text:a></text:p>
          </table:table-cell>
          <table:table-cell office:value-type="float" office:value="1231" calcext:value-type="float">
            <text:p>123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://www.eloratings.net/Mayotte.htm" xlink:type="simple">Mayotte</text:a></text:p>
          </table:table-cell>
          <table:table-cell office:value-type="float" office:value="1226" calcext:value-type="float">
            <text:p>1226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://www.eloratings.net/Antigua.htm" xlink:type="simple">Antigua and Barbuda</text:a></text:p>
          </table:table-cell>
          <table:table-cell office:value-type="float" office:value="1223" calcext:value-type="float">
            <text:p>122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://www.eloratings.net/Angola.htm" xlink:type="simple">Angola</text:a></text:p>
          </table:table-cell>
          <table:table-cell office:value-type="float" office:value="1221" calcext:value-type="float">
            <text:p>122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www.eloratings.net/Guyana.htm" xlink:type="simple">Guyana</text:a></text:p>
          </table:table-cell>
          <table:table-cell office:value-type="float" office:value="1216" calcext:value-type="float">
            <text:p>121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://www.eloratings.net/Domnican_Rep.htm" xlink:type="simple">Dominican Republic</text:a></text:p>
          </table:table-cell>
          <table:table-cell office:value-type="float" office:value="1215" calcext:value-type="float">
            <text:p>121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www.eloratings.net/Tajikistan.htm" xlink:type="simple">Tajikistan</text:a></text:p>
          </table:table-cell>
          <table:table-cell office:value-type="float" office:value="1214" calcext:value-type="float">
            <text:p>121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://www.eloratings.net/Luxembourg.htm" xlink:type="simple">Luxembourg</text:a>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://www.eloratings.net/Indonesia.htm" xlink:type="simple">Indonesia</text:a></text:p>
          </table:table-cell>
          <table:table-cell office:value-type="float" office:value="1208" calcext:value-type="float">
            <text:p>120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www.eloratings.net/Malta.htm" xlink:type="simple">Malta</text:a></text:p>
          </table:table-cell>
          <table:table-cell office:value-type="float" office:value="1205" calcext:value-type="float">
            <text:p>120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www.eloratings.net/Kyrgyzstan.htm" xlink:type="simple">Kyrgyzstan</text:a></text:p>
          </table:table-cell>
          <table:table-cell office:value-type="float" office:value="1205" calcext:value-type="float">
            <text:p>120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://www.eloratings.net/Faroe_Isles.htm" xlink:type="simple">Faroe Islands</text:a></text:p>
          </table:table-cell>
          <table:table-cell office:value-type="float" office:value="1203" calcext:value-type="float">
            <text:p>120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://www.eloratings.net/Bermuda.htm" xlink:type="simple">Bermuda</text:a></text:p>
          </table:table-cell>
          <table:table-cell office:value-type="float" office:value="1199" calcext:value-type="float">
            <text:p>119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://www.eloratings.net/Yemen.htm" xlink:type="simple">Yemen</text:a>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://www.eloratings.net/South_Sudan.htm" xlink:type="simple">South Sudan</text:a></text:p>
          </table:table-cell>
          <table:table-cell office:value-type="float" office:value="1197" calcext:value-type="float">
            <text:p>1197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://www.eloratings.net/Pap_New_Guin.htm" xlink:type="simple">Papua New Guinea</text:a>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://www.eloratings.net/Surinam.htm" xlink:type="simple">Surinam</text:a></text:p>
          </table:table-cell>
          <table:table-cell office:value-type="float" office:value="1192" calcext:value-type="float">
            <text:p>1192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://www.eloratings.net/Solomon_Isls.htm" xlink:type="simple">Solomon Islands</text:a></text:p>
          </table:table-cell>
          <table:table-cell office:value-type="float" office:value="1188" calcext:value-type="float">
            <text:p>118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eloratings.net/Hong_Kong.htm" xlink:type="simple">Hong Kong</text:a></text:p>
          </table:table-cell>
          <table:table-cell office:value-type="float" office:value="1185" calcext:value-type="float">
            <text:p>118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://www.eloratings.net/Belize.htm" xlink:type="simple">Belize</text:a></text:p>
          </table:table-cell>
          <table:table-cell office:value-type="float" office:value="1168" calcext:value-type="float">
            <text:p>116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://www.eloratings.net/Liechtenstein.htm" xlink:type="simple">Liechtenstein</text:a></text:p>
          </table:table-cell>
          <table:table-cell office:value-type="float" office:value="1166" calcext:value-type="float">
            <text:p>1166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://www.eloratings.net/Afghanistan.htm" xlink:type="simple">Afghanistan</text:a></text:p>
          </table:table-cell>
          <table:table-cell office:value-type="float" office:value="1164" calcext:value-type="float">
            <text:p>116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://www.eloratings.net/Singapore.htm" xlink:type="simple">Singapore</text:a></text:p>
          </table:table-cell>
          <table:table-cell office:value-type="float" office:value="1159" calcext:value-type="float">
            <text:p>115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://www.eloratings.net/Curacao.htm" xlink:type="simple">Curacao</text:a></text:p>
          </table:table-cell>
          <table:table-cell office:value-type="float" office:value="1151" calcext:value-type="float">
            <text:p>115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://www.eloratings.net/Barbados.htm" xlink:type="simple">Barbados</text:a></text:p>
          </table:table-cell>
          <table:table-cell office:value-type="float" office:value="1125" calcext:value-type="float">
            <text:p>112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://www.eloratings.net/Grenada.htm" xlink:type="simple">Grenada</text:a></text:p>
          </table:table-cell>
          <table:table-cell office:value-type="float" office:value="1121" calcext:value-type="float">
            <text:p>112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://www.eloratings.net/Mauritius.htm" xlink:type="simple">Mauritius</text:a></text:p>
          </table:table-cell>
          <table:table-cell office:value-type="float" office:value="1108" calcext:value-type="float">
            <text:p>1108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://www.eloratings.net/Malaysia.htm" xlink:type="simple">Malaysia</text:a></text:p>
          </table:table-cell>
          <table:table-cell office:value-type="float" office:value="1107" calcext:value-type="float">
            <text:p>110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://www.eloratings.net/India.htm" xlink:type="simple">India</text:a></text:p>
          </table:table-cell>
          <table:table-cell office:value-type="float" office:value="1103" calcext:value-type="float">
            <text:p>110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://www.eloratings.net/St_Vnct_Gren.htm" xlink:type="simple">Saint Vincent and the Grenadines</text:a>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://www.eloratings.net/St_Lucia.htm" xlink:type="simple">Saint Lucia</text:a></text:p>
          </table:table-cell>
          <table:table-cell office:value-type="float" office:value="1095" calcext:value-type="float">
            <text:p>109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://www.eloratings.net/Puerto_Rico.htm" xlink:type="simple">Puerto Rico</text:a></text:p>
          </table:table-cell>
          <table:table-cell office:value-type="float" office:value="1087" calcext:value-type="float">
            <text:p>108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://www.eloratings.net/Sao_Tome.htm" xlink:type="simple">Sao Tome e Principe</text:a></text:p>
          </table:table-cell>
          <table:table-cell office:value-type="float" office:value="1084" calcext:value-type="float">
            <text:p>108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://www.eloratings.net/Gibraltar.htm" xlink:type="simple">Gibraltar</text:a></text:p>
          </table:table-cell>
          <table:table-cell office:value-type="float" office:value="1079" calcext:value-type="float">
            <text:p>1079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://www.eloratings.net/Myanmar.htm" xlink:type="simple">Myanmar</text:a></text:p>
          </table:table-cell>
          <table:table-cell office:value-type="float" office:value="1070" calcext:value-type="float">
            <text:p>107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://www.eloratings.net/Eritrea.htm" xlink:type="simple">Eritrea</text:a></text:p>
          </table:table-cell>
          <table:table-cell office:value-type="float" office:value="1067" calcext:value-type="float">
            <text:p>106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://www.eloratings.net/St_Maarten.htm" xlink:type="simple">Sint Maarten</text:a></text:p>
          </table:table-cell>
          <table:table-cell office:value-type="float" office:value="1012" calcext:value-type="float">
            <text:p>1012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://www.eloratings.net/Comoros.htm" xlink:type="simple">Comoros</text:a></text:p>
          </table:table-cell>
          <table:table-cell office:value-type="float" office:value="975" calcext:value-type="float">
            <text:p>97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://www.eloratings.net/Seychelles.htm" xlink:type="simple">Seychelles</text:a>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eloratings.net/Pakistan.htm" xlink:type="simple">Pakistan</text:a>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://www.eloratings.net/Dominica.htm" xlink:type="simple">Dominica</text:a></text:p>
          </table:table-cell>
          <table:table-cell office:value-type="float" office:value="955" calcext:value-type="float">
            <text:p>95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://www.eloratings.net/Cayman_Isles.htm" xlink:type="simple">Cayman Islands</text:a></text:p>
          </table:table-cell>
          <table:table-cell office:value-type="float" office:value="954" calcext:value-type="float">
            <text:p>95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eloratings.net/Andorra.htm" xlink:type="simple">Andorra</text:a></text:p>
          </table:table-cell>
          <table:table-cell office:value-type="float" office:value="939" calcext:value-type="float">
            <text:p>93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eloratings.net/Maldives.htm" xlink:type="simple">Maldives</text:a></text:p>
          </table:table-cell>
          <table:table-cell office:value-type="float" office:value="939" calcext:value-type="float">
            <text:p>939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://www.eloratings.net/Nepal.htm" xlink:type="simple">Nepal</text:a></text:p>
          </table:table-cell>
          <table:table-cell office:value-type="float" office:value="915" calcext:value-type="float">
            <text:p>91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://www.eloratings.net/Aruba.htm" xlink:type="simple">Aruba</text:a></text:p>
          </table:table-cell>
          <table:table-cell office:value-type="float" office:value="906" calcext:value-type="float">
            <text:p>90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://www.eloratings.net/Bahamas.htm" xlink:type="simple">Bahamas</text:a></text:p>
          </table:table-cell>
          <table:table-cell office:value-type="float" office:value="899" calcext:value-type="float">
            <text:p>89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://www.eloratings.net/Bonaire.htm" xlink:type="simple">Bonaire</text:a>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://www.eloratings.net/Guam.htm" xlink:type="simple">Guam</text:a></text:p>
          </table:table-cell>
          <table:table-cell office:value-type="float" office:value="893" calcext:value-type="float">
            <text:p>89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://www.eloratings.net/Bangladesh.htm" xlink:type="simple">Bangladesh</text:a>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www.eloratings.net/Greenland.htm" xlink:type="simple">Greenland</text:a></text:p>
          </table:table-cell>
          <table:table-cell office:value-type="float" office:value="884" calcext:value-type="float">
            <text:p>88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://www.eloratings.net/St_Martin.htm" xlink:type="simple">Saint Martin</text:a></text:p>
          </table:table-cell>
          <table:table-cell office:value-type="float" office:value="875" calcext:value-type="float">
            <text:p>87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://www.eloratings.net/Tuvalu.htm" xlink:type="simple">Tuvalu</text:a>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://www.eloratings.net/San_Marino.htm" xlink:type="simple">San Marino</text:a>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://www.eloratings.net/Somalia.htm" xlink:type="simple">Somalia</text:a></text:p>
          </table:table-cell>
          <table:table-cell office:value-type="float" office:value="841" calcext:value-type="float">
            <text:p>84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://www.eloratings.net/Cook_Islands.htm" xlink:type="simple">Cook Islands</text:a>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://www.eloratings.net/Westrn_Samoa.htm" xlink:type="simple">Western Samoa</text:a></text:p>
          </table:table-cell>
          <table:table-cell office:value-type="float" office:value="825" calcext:value-type="float">
            <text:p>825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://www.eloratings.net/Wallis_Futuna.htm" xlink:type="simple">Wallis and Futuna</text:a></text:p>
          </table:table-cell>
          <table:table-cell office:value-type="float" office:value="816" calcext:value-type="float">
            <text:p>816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://www.eloratings.net/Laos.htm" xlink:type="simple">Laos</text:a>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://www.eloratings.net/St_Barts.htm" xlink:type="simple">Saint Barthelemy</text:a></text:p>
          </table:table-cell>
          <table:table-cell office:value-type="float" office:value="791" calcext:value-type="float">
            <text:p>791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://www.eloratings.net/Cambodia.htm" xlink:type="simple">Cambodia</text:a>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://www.eloratings.net/Taiwan.htm" xlink:type="simple">Taiwan</text:a>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://www.eloratings.net/Sri_Lanka.htm" xlink:type="simple">Sri Lanka</text:a></text:p>
          </table:table-cell>
          <table:table-cell office:value-type="float" office:value="773" calcext:value-type="float">
            <text:p>773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://www.eloratings.net/St_Pierre_Miq.htm" xlink:type="simple">Saint Pierre and Miquelon</text:a>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://www.eloratings.net/Djibouti.htm" xlink:type="simple">Djibouti</text:a>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eloratings.net/US_Virgn_Isl.htm" xlink:type="simple">US Virgin Islands</text:a>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://www.eloratings.net/East_Timor.htm" xlink:type="simple">East Timor</text:a>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://www.eloratings.net/Monaco.htm" xlink:type="simple">Monaco</text:a></text:p>
          </table:table-cell>
          <table:table-cell office:value-type="float" office:value="733" calcext:value-type="float">
            <text:p>733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://www.eloratings.net/Turks_Caicos.htm" xlink:type="simple">Turks and Caicos</text:a>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://www.eloratings.net/Tonga.htm" xlink:type="simple">Tonga</text:a>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://www.eloratings.net/Montserrat.htm" xlink:type="simple">Montserrat</text:a>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eloratings.net/Mongolia.htm" xlink:type="simple">Mongolia</text:a>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://www.eloratings.net/FSM.htm" xlink:type="simple">Federated States of Micronesia</text:a>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://www.eloratings.net/Macao.htm" xlink:type="simple">Macao</text:a>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eloratings.net/Br_Virgn_Isl.htm" xlink:type="simple">British Virgin Islands</text:a>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://www.eloratings.net/Anguilla.htm" xlink:type="simple">Anguilla</text:a>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://www.eloratings.net/Brunei.htm" xlink:type="simple">Brunei</text:a>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://www.eloratings.net/Eastrn_Samoa.htm" xlink:type="simple">Eastern Samoa</text:a>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://www.eloratings.net/Niue.htm" xlink:type="simple">Niue</text:a>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://www.eloratings.net/Vatican.htm" xlink:type="simple">Vatican</text:a>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://www.eloratings.net/Bhutan.htm" xlink:type="simple">Bhutan</text:a>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eloratings.net/Kiribati.htm" xlink:type="simple">Kiribati</text:a>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://www.eloratings.net/Tibet.htm" xlink:type="simple">Tibet</text:a>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://www.eloratings.net/N_Marianas.htm" xlink:type="simple">Northern Mariana Islands</text:a>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://www.eloratings.net/Palau.htm" xlink:type="simple">Palau</text:a></text:p>
          </table:table-cell>
          <table:table-cell office:value-type="float" office:value="488" calcext:value-type="float">
            <text:p>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rebuchetMS" svg:font-family="TrebuchetMS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c Quang Nguyen</meta:initial-creator>
    <meta:creation-date>2016-06-21T18:57:06.060636000</meta:creation-date>
    <dc:date>2016-06-21T18:59:15.177556000</dc:date>
    <dc:creator>Duc Quang Nguyen</dc:creator>
    <meta:editing-duration>PT2M5S</meta:editing-duration>
    <meta:editing-cycles>11</meta:editing-cycles>
    <meta:generator>LibreOffice/5.0.6.3$MacOSX_X86_64 LibreOffice_project/490fc03b25318460cfc54456516ea2519c11d1aa</meta:generator>
    <meta:document-statistic meta:table-count="1" meta:cell-count="706" meta:object-count="0"/>
  </office:meta>
</office:document-meta>
</file>